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ja" style:country-asian="JP" style:font-style-asian="normal" style:font-weight-asian="bold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 style:data-style-name="N33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default-cell-style-name="ce2"/>
        <table:table-row table:style-name="ro1">
          <table:table-cell office:value-type="string">
            <text:p>白鵬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朝青龍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琴欧洲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日馬富士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琴光喜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魁皇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把瑠都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千代大海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琴奨菊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鶴竜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豊ノ島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栃ノ心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豪栄道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雅山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北勝力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稀勢の里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垣添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豪風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嘉風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旭天鵬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武州山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安美錦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玉鷲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若の里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時天空</text:p>
          </table:table-cell>
          <table:table-cell table:number-columns-repeated="3" office:value-type="float" office:value="5">
            <text:p>5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朝赤龍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黒海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翔天狼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栃煌山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阿覧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高見盛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猛虎浪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豊真将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土佐豊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玉乃島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霜鳳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岩木山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白馬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北太樹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栃乃洋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光龍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office:value-type="string">
            <text:p>豊響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date" office:date-value="2010-01-01">
            <text:p>1月1日</text:p>
          </table:table-cell>
        </table:table-row>
        <table:table-row table:style-name="ro1">
          <table:table-cell table:style-name="ce1" office:value-type="string">
            <text:p>白鵬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date" office:date-value="2010-03-01">
            <text:p>3月1日</text:p>
          </table:table-cell>
        </table:table-row>
        <table:table-row table:style-name="ro2">
          <table:table-cell table:style-name="ce1" office:value-type="string">
            <text:p>日馬富士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S PGothi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1">2010/09/11</text:date>, <text:time>22:4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9-11T09:26:02</meta:creation-date>
    <dc:date>2010-09-11T22:48:15</dc:date>
    <meta:editing-duration>PT13H07M03S</meta:editing-duration>
    <meta:editing-cycles>1</meta:editing-cycles>
    <meta:document-statistic meta:table-count="3" meta:cell-count="218" meta:object-count="0"/>
    <meta:generator>OpenOffice.org/3.0$Unix OpenOffice.org_project/300m15$Build-9379</meta:generator>
    <meta:user-defined meta:name=""/>
    <meta:user-defined meta:name="Info 2"/>
    <meta:user-defined meta:name="Info 3"/>
    <meta:user-defined meta:name="Info 4"/>
  </office:meta>
</office:document-meta>
</file>